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0">
      <style:table-cell-properties style:text-align-source="fix" style:repeat-content="false"/>
      <style:paragraph-properties fo:text-align="start" fo:margin-left="0.4165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92in" svg:height="3.5449in" svg:x="3.8295in" svg:y="1.3598in">
            <draw:object draw:notify-on-update-of-ranges="Sheet1.B8:Sheet1.B158 Sheet1.C8:Sheet1.C15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FS</text:p>
          </table:table-cell>
          <table:table-cell table:style-name="Default"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dT</text:p>
          </table:table-cell>
          <table:table-cell table:style-name="Default" table:formula="of:=1/[.B1]" office:value-type="float" office:value="0.00666666666666667" calcext:value-type="float">
            <text:p>0.0066666667</text:p>
          </table:table-cell>
          <table:table-cell office:value-type="string" calcext:value-type="string">
            <text:p>su</text:p>
          </table:table-cell>
        </table:table-row>
        <table:table-row table:style-name="ro2">
          <table:table-cell office:value-type="string" calcext:value-type="string">
            <text:p>tmin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tmax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nn</text:p>
          </table:table-cell>
          <table:table-cell table:style-name="Default" table:formula="of:=([.B4]-[.B3])/[.B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freq</text:p>
          </table:table-cell>
          <table:table-cell table:style-name="Default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8]*[.$B$2]+[.$B$3]" office:value-type="float" office:value="0" calcext:value-type="float">
            <text:p>0.000</text:p>
          </table:table-cell>
          <table:table-cell table:formula="of:=COS(2*PI()*[.B8]*[.$B$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]*[.$B$2]+[.$B$3]" office:value-type="float" office:value="0.00666666666666667" calcext:value-type="float">
            <text:p>0.007</text:p>
          </table:table-cell>
          <table:table-cell table:formula="of:=COS(2*PI()*[.B9]*[.$B$6])" office:value-type="float" office:value="0.978147600733806" calcext:value-type="float">
            <text:p>0.97814760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0]*[.$B$2]+[.$B$3]" office:value-type="float" office:value="0.0133333333333333" calcext:value-type="float">
            <text:p>0.013</text:p>
          </table:table-cell>
          <table:table-cell table:formula="of:=COS(2*PI()*[.B10]*[.$B$6])" office:value-type="float" office:value="0.913545457642601" calcext:value-type="float">
            <text:p>0.91354545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1]*[.$B$2]+[.$B$3]" office:value-type="float" office:value="0.02" calcext:value-type="float">
            <text:p>0.020</text:p>
          </table:table-cell>
          <table:table-cell table:formula="of:=COS(2*PI()*[.B11]*[.$B$6])" office:value-type="float" office:value="0.809016994374947" calcext:value-type="float">
            <text:p>0.80901699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2]*[.$B$2]+[.$B$3]" office:value-type="float" office:value="0.0266666666666667" calcext:value-type="float">
            <text:p>0.027</text:p>
          </table:table-cell>
          <table:table-cell table:formula="of:=COS(2*PI()*[.B12]*[.$B$6])" office:value-type="float" office:value="0.669130606358858" calcext:value-type="float">
            <text:p>0.66913060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3]*[.$B$2]+[.$B$3]" office:value-type="float" office:value="0.0333333333333333" calcext:value-type="float">
            <text:p>0.033</text:p>
          </table:table-cell>
          <table:table-cell table:formula="of:=COS(2*PI()*[.B13]*[.$B$6]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4]*[.$B$2]+[.$B$3]" office:value-type="float" office:value="0.04" calcext:value-type="float">
            <text:p>0.040</text:p>
          </table:table-cell>
          <table:table-cell table:formula="of:=COS(2*PI()*[.B14]*[.$B$6])" office:value-type="float" office:value="0.309016994374947" calcext:value-type="float">
            <text:p>0.30901699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5]*[.$B$2]+[.$B$3]" office:value-type="float" office:value="0.0466666666666667" calcext:value-type="float">
            <text:p>0.047</text:p>
          </table:table-cell>
          <table:table-cell table:formula="of:=COS(2*PI()*[.B15]*[.$B$6])" office:value-type="float" office:value="0.104528463267653" calcext:value-type="float">
            <text:p>0.10452846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6]*[.$B$2]+[.$B$3]" office:value-type="float" office:value="0.0533333333333333" calcext:value-type="float">
            <text:p>0.053</text:p>
          </table:table-cell>
          <table:table-cell table:formula="of:=COS(2*PI()*[.B16]*[.$B$6])" office:value-type="float" office:value="-0.104528463267654" calcext:value-type="float">
            <text:p>-0.10452846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7]*[.$B$2]+[.$B$3]" office:value-type="float" office:value="0.06" calcext:value-type="float">
            <text:p>0.060</text:p>
          </table:table-cell>
          <table:table-cell table:formula="of:=COS(2*PI()*[.B17]*[.$B$6])" office:value-type="float" office:value="-0.309016994374948" calcext:value-type="float">
            <text:p>-0.30901699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8]*[.$B$2]+[.$B$3]" office:value-type="float" office:value="0.0666666666666667" calcext:value-type="float">
            <text:p>0.067</text:p>
          </table:table-cell>
          <table:table-cell table:formula="of:=COS(2*PI()*[.B18]*[.$B$6])"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9]*[.$B$2]+[.$B$3]" office:value-type="float" office:value="0.0733333333333333" calcext:value-type="float">
            <text:p>0.073</text:p>
          </table:table-cell>
          <table:table-cell table:formula="of:=COS(2*PI()*[.B19]*[.$B$6])" office:value-type="float" office:value="-0.669130606358858" calcext:value-type="float">
            <text:p>-0.66913060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20]*[.$B$2]+[.$B$3]" office:value-type="float" office:value="0.08" calcext:value-type="float">
            <text:p>0.080</text:p>
          </table:table-cell>
          <table:table-cell table:formula="of:=COS(2*PI()*[.B20]*[.$B$6])" office:value-type="float" office:value="-0.809016994374947" calcext:value-type="float">
            <text:p>-0.80901699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21]*[.$B$2]+[.$B$3]" office:value-type="float" office:value="0.0866666666666667" calcext:value-type="float">
            <text:p>0.087</text:p>
          </table:table-cell>
          <table:table-cell table:formula="of:=COS(2*PI()*[.B21]*[.$B$6])" office:value-type="float" office:value="-0.913545457642601" calcext:value-type="float">
            <text:p>-0.91354545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22]*[.$B$2]+[.$B$3]" office:value-type="float" office:value="0.0933333333333333" calcext:value-type="float">
            <text:p>0.093</text:p>
          </table:table-cell>
          <table:table-cell table:formula="of:=COS(2*PI()*[.B22]*[.$B$6])" office:value-type="float" office:value="-0.978147600733806" calcext:value-type="float">
            <text:p>-0.97814760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23]*[.$B$2]+[.$B$3]" office:value-type="float" office:value="0.1" calcext:value-type="float">
            <text:p>0.100</text:p>
          </table:table-cell>
          <table:table-cell table:formula="of:=COS(2*PI()*[.B23]*[.$B$6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24]*[.$B$2]+[.$B$3]" office:value-type="float" office:value="0.106666666666667" calcext:value-type="float">
            <text:p>0.107</text:p>
          </table:table-cell>
          <table:table-cell table:formula="of:=COS(2*PI()*[.B24]*[.$B$6])" office:value-type="float" office:value="-0.978147600733806" calcext:value-type="float">
            <text:p>-0.97814760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25]*[.$B$2]+[.$B$3]" office:value-type="float" office:value="0.113333333333333" calcext:value-type="float">
            <text:p>0.113</text:p>
          </table:table-cell>
          <table:table-cell table:formula="of:=COS(2*PI()*[.B25]*[.$B$6])" office:value-type="float" office:value="-0.913545457642601" calcext:value-type="float">
            <text:p>-0.91354545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6]*[.$B$2]+[.$B$3]" office:value-type="float" office:value="0.12" calcext:value-type="float">
            <text:p>0.120</text:p>
          </table:table-cell>
          <table:table-cell table:formula="of:=COS(2*PI()*[.B26]*[.$B$6])" office:value-type="float" office:value="-0.809016994374947" calcext:value-type="float">
            <text:p>-0.80901699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7]*[.$B$2]+[.$B$3]" office:value-type="float" office:value="0.126666666666667" calcext:value-type="float">
            <text:p>0.127</text:p>
          </table:table-cell>
          <table:table-cell table:formula="of:=COS(2*PI()*[.B27]*[.$B$6])" office:value-type="float" office:value="-0.669130606358858" calcext:value-type="float">
            <text:p>-0.66913060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8]*[.$B$2]+[.$B$3]" office:value-type="float" office:value="0.133333333333333" calcext:value-type="float">
            <text:p>0.133</text:p>
          </table:table-cell>
          <table:table-cell table:formula="of:=COS(2*PI()*[.B28]*[.$B$6])"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9]*[.$B$2]+[.$B$3]" office:value-type="float" office:value="0.14" calcext:value-type="float">
            <text:p>0.140</text:p>
          </table:table-cell>
          <table:table-cell table:formula="of:=COS(2*PI()*[.B29]*[.$B$6])" office:value-type="float" office:value="-0.309016994374947" calcext:value-type="float">
            <text:p>-0.30901699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30]*[.$B$2]+[.$B$3]" office:value-type="float" office:value="0.146666666666667" calcext:value-type="float">
            <text:p>0.147</text:p>
          </table:table-cell>
          <table:table-cell table:formula="of:=COS(2*PI()*[.B30]*[.$B$6])" office:value-type="float" office:value="-0.104528463267654" calcext:value-type="float">
            <text:p>-0.10452846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31]*[.$B$2]+[.$B$3]" office:value-type="float" office:value="0.153333333333333" calcext:value-type="float">
            <text:p>0.153</text:p>
          </table:table-cell>
          <table:table-cell table:formula="of:=COS(2*PI()*[.B31]*[.$B$6])" office:value-type="float" office:value="0.104528463267654" calcext:value-type="float">
            <text:p>0.10452846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32]*[.$B$2]+[.$B$3]" office:value-type="float" office:value="0.16" calcext:value-type="float">
            <text:p>0.160</text:p>
          </table:table-cell>
          <table:table-cell table:formula="of:=COS(2*PI()*[.B32]*[.$B$6])" office:value-type="float" office:value="0.309016994374947" calcext:value-type="float">
            <text:p>0.309016994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33]*[.$B$2]+[.$B$3]" office:value-type="float" office:value="0.166666666666667" calcext:value-type="float">
            <text:p>0.167</text:p>
          </table:table-cell>
          <table:table-cell table:formula="of:=COS(2*PI()*[.B33]*[.$B$6])" office:value-type="float" office:value="0.500000000000001" calcext:value-type="float">
            <text:p>0.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34]*[.$B$2]+[.$B$3]" office:value-type="float" office:value="0.173333333333333" calcext:value-type="float">
            <text:p>0.173</text:p>
          </table:table-cell>
          <table:table-cell table:formula="of:=COS(2*PI()*[.B34]*[.$B$6])" office:value-type="float" office:value="0.669130606358858" calcext:value-type="float">
            <text:p>0.669130606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35]*[.$B$2]+[.$B$3]" office:value-type="float" office:value="0.18" calcext:value-type="float">
            <text:p>0.180</text:p>
          </table:table-cell>
          <table:table-cell table:formula="of:=COS(2*PI()*[.B35]*[.$B$6])" office:value-type="float" office:value="0.809016994374947" calcext:value-type="float">
            <text:p>0.809016994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6]*[.$B$2]+[.$B$3]" office:value-type="float" office:value="0.186666666666667" calcext:value-type="float">
            <text:p>0.187</text:p>
          </table:table-cell>
          <table:table-cell table:formula="of:=COS(2*PI()*[.B36]*[.$B$6])" office:value-type="float" office:value="0.913545457642601" calcext:value-type="float">
            <text:p>0.913545457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7]*[.$B$2]+[.$B$3]" office:value-type="float" office:value="0.193333333333333" calcext:value-type="float">
            <text:p>0.193</text:p>
          </table:table-cell>
          <table:table-cell table:formula="of:=COS(2*PI()*[.B37]*[.$B$6])" office:value-type="float" office:value="0.978147600733806" calcext:value-type="float">
            <text:p>0.97814760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8]*[.$B$2]+[.$B$3]" office:value-type="float" office:value="0.2" calcext:value-type="float">
            <text:p>0.200</text:p>
          </table:table-cell>
          <table:table-cell table:formula="of:=COS(2*PI()*[.B38]*[.$B$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9]*[.$B$2]+[.$B$3]" office:value-type="float" office:value="0.206666666666667" calcext:value-type="float">
            <text:p>0.207</text:p>
          </table:table-cell>
          <table:table-cell table:formula="of:=COS(2*PI()*[.B39]*[.$B$6])" office:value-type="float" office:value="0.978147600733806" calcext:value-type="float">
            <text:p>0.97814760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0]*[.$B$2]+[.$B$3]" office:value-type="float" office:value="0.213333333333333" calcext:value-type="float">
            <text:p>0.213</text:p>
          </table:table-cell>
          <table:table-cell table:formula="of:=COS(2*PI()*[.B40]*[.$B$6])" office:value-type="float" office:value="0.913545457642601" calcext:value-type="float">
            <text:p>0.913545457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1]*[.$B$2]+[.$B$3]" office:value-type="float" office:value="0.22" calcext:value-type="float">
            <text:p>0.220</text:p>
          </table:table-cell>
          <table:table-cell table:formula="of:=COS(2*PI()*[.B41]*[.$B$6])" office:value-type="float" office:value="0.809016994374947" calcext:value-type="float">
            <text:p>0.809016994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2]*[.$B$2]+[.$B$3]" office:value-type="float" office:value="0.226666666666667" calcext:value-type="float">
            <text:p>0.227</text:p>
          </table:table-cell>
          <table:table-cell table:formula="of:=COS(2*PI()*[.B42]*[.$B$6])" office:value-type="float" office:value="0.669130606358858" calcext:value-type="float">
            <text:p>0.669130606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3]*[.$B$2]+[.$B$3]" office:value-type="float" office:value="0.233333333333333" calcext:value-type="float">
            <text:p>0.233</text:p>
          </table:table-cell>
          <table:table-cell table:formula="of:=COS(2*PI()*[.B43]*[.$B$6]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44]*[.$B$2]+[.$B$3]" office:value-type="float" office:value="0.24" calcext:value-type="float">
            <text:p>0.240</text:p>
          </table:table-cell>
          <table:table-cell table:formula="of:=COS(2*PI()*[.B44]*[.$B$6])" office:value-type="float" office:value="0.309016994374947" calcext:value-type="float">
            <text:p>0.30901699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45]*[.$B$2]+[.$B$3]" office:value-type="float" office:value="0.246666666666667" calcext:value-type="float">
            <text:p>0.247</text:p>
          </table:table-cell>
          <table:table-cell table:formula="of:=COS(2*PI()*[.B45]*[.$B$6])" office:value-type="float" office:value="0.104528463267654" calcext:value-type="float">
            <text:p>0.10452846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6]*[.$B$2]+[.$B$3]" office:value-type="float" office:value="0.253333333333333" calcext:value-type="float">
            <text:p>0.253</text:p>
          </table:table-cell>
          <table:table-cell table:formula="of:=COS(2*PI()*[.B46]*[.$B$6])" office:value-type="float" office:value="-0.104528463267654" calcext:value-type="float">
            <text:p>-0.104528463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7]*[.$B$2]+[.$B$3]" office:value-type="float" office:value="0.26" calcext:value-type="float">
            <text:p>0.260</text:p>
          </table:table-cell>
          <table:table-cell table:formula="of:=COS(2*PI()*[.B47]*[.$B$6])" office:value-type="float" office:value="-0.309016994374947" calcext:value-type="float">
            <text:p>-0.30901699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8]*[.$B$2]+[.$B$3]" office:value-type="float" office:value="0.266666666666667" calcext:value-type="float">
            <text:p>0.267</text:p>
          </table:table-cell>
          <table:table-cell table:formula="of:=COS(2*PI()*[.B48]*[.$B$6])" office:value-type="float" office:value="-0.499999999999999" calcext:value-type="float">
            <text:p>-0.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9]*[.$B$2]+[.$B$3]" office:value-type="float" office:value="0.273333333333333" calcext:value-type="float">
            <text:p>0.273</text:p>
          </table:table-cell>
          <table:table-cell table:formula="of:=COS(2*PI()*[.B49]*[.$B$6])" office:value-type="float" office:value="-0.669130606358858" calcext:value-type="float">
            <text:p>-0.669130606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50]*[.$B$2]+[.$B$3]" office:value-type="float" office:value="0.28" calcext:value-type="float">
            <text:p>0.280</text:p>
          </table:table-cell>
          <table:table-cell table:formula="of:=COS(2*PI()*[.B50]*[.$B$6])" office:value-type="float" office:value="-0.809016994374948" calcext:value-type="float">
            <text:p>-0.809016994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51]*[.$B$2]+[.$B$3]" office:value-type="float" office:value="0.286666666666667" calcext:value-type="float">
            <text:p>0.287</text:p>
          </table:table-cell>
          <table:table-cell table:formula="of:=COS(2*PI()*[.B51]*[.$B$6])" office:value-type="float" office:value="-0.913545457642601" calcext:value-type="float">
            <text:p>-0.913545457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52]*[.$B$2]+[.$B$3]" office:value-type="float" office:value="0.293333333333333" calcext:value-type="float">
            <text:p>0.293</text:p>
          </table:table-cell>
          <table:table-cell table:formula="of:=COS(2*PI()*[.B52]*[.$B$6])" office:value-type="float" office:value="-0.978147600733805" calcext:value-type="float">
            <text:p>-0.978147600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53]*[.$B$2]+[.$B$3]" office:value-type="float" office:value="0.3" calcext:value-type="float">
            <text:p>0.300</text:p>
          </table:table-cell>
          <table:table-cell table:formula="of:=COS(2*PI()*[.B53]*[.$B$6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54]*[.$B$2]+[.$B$3]" office:value-type="float" office:value="0.306666666666667" calcext:value-type="float">
            <text:p>0.307</text:p>
          </table:table-cell>
          <table:table-cell table:formula="of:=COS(2*PI()*[.B54]*[.$B$6])" office:value-type="float" office:value="-0.978147600733805" calcext:value-type="float">
            <text:p>-0.978147600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55]*[.$B$2]+[.$B$3]" office:value-type="float" office:value="0.313333333333333" calcext:value-type="float">
            <text:p>0.313</text:p>
          </table:table-cell>
          <table:table-cell table:formula="of:=COS(2*PI()*[.B55]*[.$B$6])" office:value-type="float" office:value="-0.913545457642601" calcext:value-type="float">
            <text:p>-0.913545457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6]*[.$B$2]+[.$B$3]" office:value-type="float" office:value="0.32" calcext:value-type="float">
            <text:p>0.320</text:p>
          </table:table-cell>
          <table:table-cell table:formula="of:=COS(2*PI()*[.B56]*[.$B$6])" office:value-type="float" office:value="-0.809016994374948" calcext:value-type="float">
            <text:p>-0.809016994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7]*[.$B$2]+[.$B$3]" office:value-type="float" office:value="0.326666666666667" calcext:value-type="float">
            <text:p>0.327</text:p>
          </table:table-cell>
          <table:table-cell table:formula="of:=COS(2*PI()*[.B57]*[.$B$6])" office:value-type="float" office:value="-0.669130606358859" calcext:value-type="float">
            <text:p>-0.66913060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8]*[.$B$2]+[.$B$3]" office:value-type="float" office:value="0.333333333333333" calcext:value-type="float">
            <text:p>0.333</text:p>
          </table:table-cell>
          <table:table-cell table:formula="of:=COS(2*PI()*[.B58]*[.$B$6])" office:value-type="float" office:value="-0.499999999999998" calcext:value-type="float">
            <text:p>-0.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9]*[.$B$2]+[.$B$3]" office:value-type="float" office:value="0.34" calcext:value-type="float">
            <text:p>0.340</text:p>
          </table:table-cell>
          <table:table-cell table:formula="of:=COS(2*PI()*[.B59]*[.$B$6])" office:value-type="float" office:value="-0.309016994374946" calcext:value-type="float">
            <text:p>-0.309016994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60]*[.$B$2]+[.$B$3]" office:value-type="float" office:value="0.346666666666667" calcext:value-type="float">
            <text:p>0.347</text:p>
          </table:table-cell>
          <table:table-cell table:formula="of:=COS(2*PI()*[.B60]*[.$B$6])" office:value-type="float" office:value="-0.104528463267654" calcext:value-type="float">
            <text:p>-0.104528463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61]*[.$B$2]+[.$B$3]" office:value-type="float" office:value="0.353333333333333" calcext:value-type="float">
            <text:p>0.353</text:p>
          </table:table-cell>
          <table:table-cell table:formula="of:=COS(2*PI()*[.B61]*[.$B$6])" office:value-type="float" office:value="0.104528463267654" calcext:value-type="float">
            <text:p>0.10452846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62]*[.$B$2]+[.$B$3]" office:value-type="float" office:value="0.36" calcext:value-type="float">
            <text:p>0.360</text:p>
          </table:table-cell>
          <table:table-cell table:formula="of:=COS(2*PI()*[.B62]*[.$B$6])" office:value-type="float" office:value="0.309016994374947" calcext:value-type="float">
            <text:p>0.309016994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63]*[.$B$2]+[.$B$3]" office:value-type="float" office:value="0.366666666666667" calcext:value-type="float">
            <text:p>0.367</text:p>
          </table:table-cell>
          <table:table-cell table:formula="of:=COS(2*PI()*[.B63]*[.$B$6])" office:value-type="float" office:value="0.500000000000001" calcext:value-type="float">
            <text:p>0.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64]*[.$B$2]+[.$B$3]" office:value-type="float" office:value="0.373333333333333" calcext:value-type="float">
            <text:p>0.373</text:p>
          </table:table-cell>
          <table:table-cell table:formula="of:=COS(2*PI()*[.B64]*[.$B$6])" office:value-type="float" office:value="0.669130606358858" calcext:value-type="float">
            <text:p>0.669130606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65]*[.$B$2]+[.$B$3]" office:value-type="float" office:value="0.38" calcext:value-type="float">
            <text:p>0.380</text:p>
          </table:table-cell>
          <table:table-cell table:formula="of:=COS(2*PI()*[.B65]*[.$B$6])" office:value-type="float" office:value="0.809016994374947" calcext:value-type="float">
            <text:p>0.809016994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6]*[.$B$2]+[.$B$3]" office:value-type="float" office:value="0.386666666666667" calcext:value-type="float">
            <text:p>0.387</text:p>
          </table:table-cell>
          <table:table-cell table:formula="of:=COS(2*PI()*[.B66]*[.$B$6])" office:value-type="float" office:value="0.913545457642601" calcext:value-type="float">
            <text:p>0.913545457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7]*[.$B$2]+[.$B$3]" office:value-type="float" office:value="0.393333333333333" calcext:value-type="float">
            <text:p>0.393</text:p>
          </table:table-cell>
          <table:table-cell table:formula="of:=COS(2*PI()*[.B67]*[.$B$6])" office:value-type="float" office:value="0.978147600733806" calcext:value-type="float">
            <text:p>0.978147600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8]*[.$B$2]+[.$B$3]" office:value-type="float" office:value="0.4" calcext:value-type="float">
            <text:p>0.400</text:p>
          </table:table-cell>
          <table:table-cell table:formula="of:=COS(2*PI()*[.B68]*[.$B$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9]*[.$B$2]+[.$B$3]" office:value-type="float" office:value="0.406666666666667" calcext:value-type="float">
            <text:p>0.407</text:p>
          </table:table-cell>
          <table:table-cell table:formula="of:=COS(2*PI()*[.B69]*[.$B$6])" office:value-type="float" office:value="0.978147600733805" calcext:value-type="float">
            <text:p>0.978147600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70]*[.$B$2]+[.$B$3]" office:value-type="float" office:value="0.413333333333333" calcext:value-type="float">
            <text:p>0.413</text:p>
          </table:table-cell>
          <table:table-cell table:formula="of:=COS(2*PI()*[.B70]*[.$B$6])" office:value-type="float" office:value="0.913545457642601" calcext:value-type="float">
            <text:p>0.913545457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71]*[.$B$2]+[.$B$3]" office:value-type="float" office:value="0.42" calcext:value-type="float">
            <text:p>0.420</text:p>
          </table:table-cell>
          <table:table-cell table:formula="of:=COS(2*PI()*[.B71]*[.$B$6])" office:value-type="float" office:value="0.809016994374948" calcext:value-type="float">
            <text:p>0.80901699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72]*[.$B$2]+[.$B$3]" office:value-type="float" office:value="0.426666666666667" calcext:value-type="float">
            <text:p>0.427</text:p>
          </table:table-cell>
          <table:table-cell table:formula="of:=COS(2*PI()*[.B72]*[.$B$6])" office:value-type="float" office:value="0.669130606358858" calcext:value-type="float">
            <text:p>0.66913060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73]*[.$B$2]+[.$B$3]" office:value-type="float" office:value="0.433333333333333" calcext:value-type="float">
            <text:p>0.433</text:p>
          </table:table-cell>
          <table:table-cell table:formula="of:=COS(2*PI()*[.B73]*[.$B$6])" office:value-type="float" office:value="0.499999999999998" calcext:value-type="float">
            <text:p>0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74]*[.$B$2]+[.$B$3]" office:value-type="float" office:value="0.44" calcext:value-type="float">
            <text:p>0.440</text:p>
          </table:table-cell>
          <table:table-cell table:formula="of:=COS(2*PI()*[.B74]*[.$B$6])" office:value-type="float" office:value="0.309016994374948" calcext:value-type="float">
            <text:p>0.309016994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75]*[.$B$2]+[.$B$3]" office:value-type="float" office:value="0.446666666666667" calcext:value-type="float">
            <text:p>0.447</text:p>
          </table:table-cell>
          <table:table-cell table:formula="of:=COS(2*PI()*[.B75]*[.$B$6])" office:value-type="float" office:value="0.104528463267653" calcext:value-type="float">
            <text:p>0.104528463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6]*[.$B$2]+[.$B$3]" office:value-type="float" office:value="0.453333333333333" calcext:value-type="float">
            <text:p>0.453</text:p>
          </table:table-cell>
          <table:table-cell table:formula="of:=COS(2*PI()*[.B76]*[.$B$6])" office:value-type="float" office:value="-0.104528463267654" calcext:value-type="float">
            <text:p>-0.104528463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7]*[.$B$2]+[.$B$3]" office:value-type="float" office:value="0.46" calcext:value-type="float">
            <text:p>0.460</text:p>
          </table:table-cell>
          <table:table-cell table:formula="of:=COS(2*PI()*[.B77]*[.$B$6])" office:value-type="float" office:value="-0.309016994374947" calcext:value-type="float">
            <text:p>-0.309016994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8]*[.$B$2]+[.$B$3]" office:value-type="float" office:value="0.466666666666667" calcext:value-type="float">
            <text:p>0.467</text:p>
          </table:table-cell>
          <table:table-cell table:formula="of:=COS(2*PI()*[.B78]*[.$B$6])" office:value-type="float" office:value="-0.500000000000001" calcext:value-type="float">
            <text:p>-0.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9]*[.$B$2]+[.$B$3]" office:value-type="float" office:value="0.473333333333333" calcext:value-type="float">
            <text:p>0.473</text:p>
          </table:table-cell>
          <table:table-cell table:formula="of:=COS(2*PI()*[.B79]*[.$B$6])" office:value-type="float" office:value="-0.669130606358858" calcext:value-type="float">
            <text:p>-0.669130606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80]*[.$B$2]+[.$B$3]" office:value-type="float" office:value="0.48" calcext:value-type="float">
            <text:p>0.480</text:p>
          </table:table-cell>
          <table:table-cell table:formula="of:=COS(2*PI()*[.B80]*[.$B$6])" office:value-type="float" office:value="-0.809016994374948" calcext:value-type="float">
            <text:p>-0.809016994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81]*[.$B$2]+[.$B$3]" office:value-type="float" office:value="0.486666666666667" calcext:value-type="float">
            <text:p>0.487</text:p>
          </table:table-cell>
          <table:table-cell table:formula="of:=COS(2*PI()*[.B81]*[.$B$6])" office:value-type="float" office:value="-0.913545457642601" calcext:value-type="float">
            <text:p>-0.913545457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82]*[.$B$2]+[.$B$3]" office:value-type="float" office:value="0.493333333333333" calcext:value-type="float">
            <text:p>0.493</text:p>
          </table:table-cell>
          <table:table-cell table:formula="of:=COS(2*PI()*[.B82]*[.$B$6])" office:value-type="float" office:value="-0.978147600733805" calcext:value-type="float">
            <text:p>-0.978147600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83]*[.$B$2]+[.$B$3]" office:value-type="float" office:value="0.5" calcext:value-type="float">
            <text:p>0.500</text:p>
          </table:table-cell>
          <table:table-cell table:formula="of:=COS(2*PI()*[.B83]*[.$B$6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84]*[.$B$2]+[.$B$3]" office:value-type="float" office:value="0.506666666666667" calcext:value-type="float">
            <text:p>0.507</text:p>
          </table:table-cell>
          <table:table-cell table:formula="of:=COS(2*PI()*[.B84]*[.$B$6])" office:value-type="float" office:value="-0.978147600733805" calcext:value-type="float">
            <text:p>-0.978147600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85]*[.$B$2]+[.$B$3]" office:value-type="float" office:value="0.513333333333333" calcext:value-type="float">
            <text:p>0.513</text:p>
          </table:table-cell>
          <table:table-cell table:formula="of:=COS(2*PI()*[.B85]*[.$B$6])" office:value-type="float" office:value="-0.9135454576426" calcext:value-type="float">
            <text:p>-0.913545457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6]*[.$B$2]+[.$B$3]" office:value-type="float" office:value="0.52" calcext:value-type="float">
            <text:p>0.520</text:p>
          </table:table-cell>
          <table:table-cell table:formula="of:=COS(2*PI()*[.B86]*[.$B$6])" office:value-type="float" office:value="-0.809016994374948" calcext:value-type="float">
            <text:p>-0.809016994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7]*[.$B$2]+[.$B$3]" office:value-type="float" office:value="0.526666666666667" calcext:value-type="float">
            <text:p>0.527</text:p>
          </table:table-cell>
          <table:table-cell table:formula="of:=COS(2*PI()*[.B87]*[.$B$6])" office:value-type="float" office:value="-0.669130606358858" calcext:value-type="float">
            <text:p>-0.66913060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8]*[.$B$2]+[.$B$3]" office:value-type="float" office:value="0.533333333333333" calcext:value-type="float">
            <text:p>0.533</text:p>
          </table:table-cell>
          <table:table-cell table:formula="of:=COS(2*PI()*[.B88]*[.$B$6])" office:value-type="float" office:value="-0.500000000000002" calcext:value-type="float">
            <text:p>-0.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9]*[.$B$2]+[.$B$3]" office:value-type="float" office:value="0.54" calcext:value-type="float">
            <text:p>0.540</text:p>
          </table:table-cell>
          <table:table-cell table:formula="of:=COS(2*PI()*[.B89]*[.$B$6])" office:value-type="float" office:value="-0.309016994374945" calcext:value-type="float">
            <text:p>-0.309016994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90]*[.$B$2]+[.$B$3]" office:value-type="float" office:value="0.546666666666667" calcext:value-type="float">
            <text:p>0.547</text:p>
          </table:table-cell>
          <table:table-cell table:formula="of:=COS(2*PI()*[.B90]*[.$B$6])" office:value-type="float" office:value="-0.104528463267653" calcext:value-type="float">
            <text:p>-0.104528463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91]*[.$B$2]+[.$B$3]" office:value-type="float" office:value="0.553333333333333" calcext:value-type="float">
            <text:p>0.553</text:p>
          </table:table-cell>
          <table:table-cell table:formula="of:=COS(2*PI()*[.B91]*[.$B$6])" office:value-type="float" office:value="0.104528463267652" calcext:value-type="float">
            <text:p>0.104528463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92]*[.$B$2]+[.$B$3]" office:value-type="float" office:value="0.56" calcext:value-type="float">
            <text:p>0.560</text:p>
          </table:table-cell>
          <table:table-cell table:formula="of:=COS(2*PI()*[.B92]*[.$B$6])" office:value-type="float" office:value="0.30901699437495" calcext:value-type="float">
            <text:p>0.309016994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93]*[.$B$2]+[.$B$3]" office:value-type="float" office:value="0.566666666666667" calcext:value-type="float">
            <text:p>0.567</text:p>
          </table:table-cell>
          <table:table-cell table:formula="of:=COS(2*PI()*[.B93]*[.$B$6])" office:value-type="float" office:value="0.499999999999997" calcext:value-type="float">
            <text:p>0.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94]*[.$B$2]+[.$B$3]" office:value-type="float" office:value="0.573333333333333" calcext:value-type="float">
            <text:p>0.573</text:p>
          </table:table-cell>
          <table:table-cell table:formula="of:=COS(2*PI()*[.B94]*[.$B$6])" office:value-type="float" office:value="0.669130606358859" calcext:value-type="float">
            <text:p>0.669130606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95]*[.$B$2]+[.$B$3]" office:value-type="float" office:value="0.58" calcext:value-type="float">
            <text:p>0.580</text:p>
          </table:table-cell>
          <table:table-cell table:formula="of:=COS(2*PI()*[.B95]*[.$B$6])" office:value-type="float" office:value="0.809016994374947" calcext:value-type="float">
            <text:p>0.809016994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6]*[.$B$2]+[.$B$3]" office:value-type="float" office:value="0.586666666666667" calcext:value-type="float">
            <text:p>0.587</text:p>
          </table:table-cell>
          <table:table-cell table:formula="of:=COS(2*PI()*[.B96]*[.$B$6])" office:value-type="float" office:value="0.9135454576426" calcext:value-type="float">
            <text:p>0.913545457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7]*[.$B$2]+[.$B$3]" office:value-type="float" office:value="0.593333333333333" calcext:value-type="float">
            <text:p>0.593</text:p>
          </table:table-cell>
          <table:table-cell table:formula="of:=COS(2*PI()*[.B97]*[.$B$6])" office:value-type="float" office:value="0.978147600733806" calcext:value-type="float">
            <text:p>0.978147600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8]*[.$B$2]+[.$B$3]" office:value-type="float" office:value="0.6" calcext:value-type="float">
            <text:p>0.600</text:p>
          </table:table-cell>
          <table:table-cell table:formula="of:=COS(2*PI()*[.B98]*[.$B$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9]*[.$B$2]+[.$B$3]" office:value-type="float" office:value="0.606666666666667" calcext:value-type="float">
            <text:p>0.607</text:p>
          </table:table-cell>
          <table:table-cell table:formula="of:=COS(2*PI()*[.B99]*[.$B$6])" office:value-type="float" office:value="0.978147600733806" calcext:value-type="float">
            <text:p>0.978147600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100]*[.$B$2]+[.$B$3]" office:value-type="float" office:value="0.613333333333333" calcext:value-type="float">
            <text:p>0.613</text:p>
          </table:table-cell>
          <table:table-cell table:formula="of:=COS(2*PI()*[.B100]*[.$B$6])" office:value-type="float" office:value="0.9135454576426" calcext:value-type="float">
            <text:p>0.913545457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101]*[.$B$2]+[.$B$3]" office:value-type="float" office:value="0.62" calcext:value-type="float">
            <text:p>0.620</text:p>
          </table:table-cell>
          <table:table-cell table:formula="of:=COS(2*PI()*[.B101]*[.$B$6])" office:value-type="float" office:value="0.809016994374948" calcext:value-type="float">
            <text:p>0.809016994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102]*[.$B$2]+[.$B$3]" office:value-type="float" office:value="0.626666666666667" calcext:value-type="float">
            <text:p>0.627</text:p>
          </table:table-cell>
          <table:table-cell table:formula="of:=COS(2*PI()*[.B102]*[.$B$6])" office:value-type="float" office:value="0.669130606358858" calcext:value-type="float">
            <text:p>0.669130606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103]*[.$B$2]+[.$B$3]" office:value-type="float" office:value="0.633333333333333" calcext:value-type="float">
            <text:p>0.633</text:p>
          </table:table-cell>
          <table:table-cell table:formula="of:=COS(2*PI()*[.B103]*[.$B$6])" office:value-type="float" office:value="0.499999999999999" calcext:value-type="float">
            <text:p>0.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104]*[.$B$2]+[.$B$3]" office:value-type="float" office:value="0.64" calcext:value-type="float">
            <text:p>0.640</text:p>
          </table:table-cell>
          <table:table-cell table:formula="of:=COS(2*PI()*[.B104]*[.$B$6])" office:value-type="float" office:value="0.309016994374948" calcext:value-type="float">
            <text:p>0.309016994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105]*[.$B$2]+[.$B$3]" office:value-type="float" office:value="0.646666666666667" calcext:value-type="float">
            <text:p>0.647</text:p>
          </table:table-cell>
          <table:table-cell table:formula="of:=COS(2*PI()*[.B105]*[.$B$6])" office:value-type="float" office:value="0.104528463267653" calcext:value-type="float">
            <text:p>0.104528463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06]*[.$B$2]+[.$B$3]" office:value-type="float" office:value="0.653333333333333" calcext:value-type="float">
            <text:p>0.653</text:p>
          </table:table-cell>
          <table:table-cell table:formula="of:=COS(2*PI()*[.B106]*[.$B$6])" office:value-type="float" office:value="-0.104528463267651" calcext:value-type="float">
            <text:p>-0.104528463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7]*[.$B$2]+[.$B$3]" office:value-type="float" office:value="0.66" calcext:value-type="float">
            <text:p>0.660</text:p>
          </table:table-cell>
          <table:table-cell table:formula="of:=COS(2*PI()*[.B107]*[.$B$6])" office:value-type="float" office:value="-0.30901699437495" calcext:value-type="float">
            <text:p>-0.30901699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8]*[.$B$2]+[.$B$3]" office:value-type="float" office:value="0.666666666666667" calcext:value-type="float">
            <text:p>0.667</text:p>
          </table:table-cell>
          <table:table-cell table:formula="of:=COS(2*PI()*[.B108]*[.$B$6])" office:value-type="float" office:value="-0.500000000000003" calcext:value-type="float">
            <text:p>-0.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09]*[.$B$2]+[.$B$3]" office:value-type="float" office:value="0.673333333333333" calcext:value-type="float">
            <text:p>0.673</text:p>
          </table:table-cell>
          <table:table-cell table:formula="of:=COS(2*PI()*[.B109]*[.$B$6])" office:value-type="float" office:value="-0.669130606358857" calcext:value-type="float">
            <text:p>-0.669130606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10]*[.$B$2]+[.$B$3]" office:value-type="float" office:value="0.68" calcext:value-type="float">
            <text:p>0.680</text:p>
          </table:table-cell>
          <table:table-cell table:formula="of:=COS(2*PI()*[.B110]*[.$B$6])" office:value-type="float" office:value="-0.809016994374949" calcext:value-type="float">
            <text:p>-0.809016994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11]*[.$B$2]+[.$B$3]" office:value-type="float" office:value="0.686666666666667" calcext:value-type="float">
            <text:p>0.687</text:p>
          </table:table-cell>
          <table:table-cell table:formula="of:=COS(2*PI()*[.B111]*[.$B$6])" office:value-type="float" office:value="-0.913545457642602" calcext:value-type="float">
            <text:p>-0.913545457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12]*[.$B$2]+[.$B$3]" office:value-type="float" office:value="0.693333333333333" calcext:value-type="float">
            <text:p>0.693</text:p>
          </table:table-cell>
          <table:table-cell table:formula="of:=COS(2*PI()*[.B112]*[.$B$6])" office:value-type="float" office:value="-0.978147600733805" calcext:value-type="float">
            <text:p>-0.978147600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13]*[.$B$2]+[.$B$3]" office:value-type="float" office:value="0.7" calcext:value-type="float">
            <text:p>0.700</text:p>
          </table:table-cell>
          <table:table-cell table:formula="of:=COS(2*PI()*[.B113]*[.$B$6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14]*[.$B$2]+[.$B$3]" office:value-type="float" office:value="0.706666666666667" calcext:value-type="float">
            <text:p>0.707</text:p>
          </table:table-cell>
          <table:table-cell table:formula="of:=COS(2*PI()*[.B114]*[.$B$6])" office:value-type="float" office:value="-0.978147600733806" calcext:value-type="float">
            <text:p>-0.978147600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15]*[.$B$2]+[.$B$3]" office:value-type="float" office:value="0.713333333333333" calcext:value-type="float">
            <text:p>0.713</text:p>
          </table:table-cell>
          <table:table-cell table:formula="of:=COS(2*PI()*[.B115]*[.$B$6])" office:value-type="float" office:value="-0.913545457642602" calcext:value-type="float">
            <text:p>-0.913545457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16]*[.$B$2]+[.$B$3]" office:value-type="float" office:value="0.72" calcext:value-type="float">
            <text:p>0.720</text:p>
          </table:table-cell>
          <table:table-cell table:formula="of:=COS(2*PI()*[.B116]*[.$B$6])" office:value-type="float" office:value="-0.809016994374948" calcext:value-type="float">
            <text:p>-0.809016994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17]*[.$B$2]+[.$B$3]" office:value-type="float" office:value="0.726666666666667" calcext:value-type="float">
            <text:p>0.727</text:p>
          </table:table-cell>
          <table:table-cell table:formula="of:=COS(2*PI()*[.B117]*[.$B$6])" office:value-type="float" office:value="-0.669130606358858" calcext:value-type="float">
            <text:p>-0.669130606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8]*[.$B$2]+[.$B$3]" office:value-type="float" office:value="0.733333333333333" calcext:value-type="float">
            <text:p>0.733</text:p>
          </table:table-cell>
          <table:table-cell table:formula="of:=COS(2*PI()*[.B118]*[.$B$6])" office:value-type="float" office:value="-0.499999999999999" calcext:value-type="float">
            <text:p>-0.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19]*[.$B$2]+[.$B$3]" office:value-type="float" office:value="0.74" calcext:value-type="float">
            <text:p>0.740</text:p>
          </table:table-cell>
          <table:table-cell table:formula="of:=COS(2*PI()*[.B119]*[.$B$6])" office:value-type="float" office:value="-0.309016994374945" calcext:value-type="float">
            <text:p>-0.309016994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20]*[.$B$2]+[.$B$3]" office:value-type="float" office:value="0.746666666666667" calcext:value-type="float">
            <text:p>0.747</text:p>
          </table:table-cell>
          <table:table-cell table:formula="of:=COS(2*PI()*[.B120]*[.$B$6])" office:value-type="float" office:value="-0.104528463267653" calcext:value-type="float">
            <text:p>-0.104528463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21]*[.$B$2]+[.$B$3]" office:value-type="float" office:value="0.753333333333333" calcext:value-type="float">
            <text:p>0.753</text:p>
          </table:table-cell>
          <table:table-cell table:formula="of:=COS(2*PI()*[.B121]*[.$B$6])" office:value-type="float" office:value="0.104528463267655" calcext:value-type="float">
            <text:p>0.104528463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22]*[.$B$2]+[.$B$3]" office:value-type="float" office:value="0.76" calcext:value-type="float">
            <text:p>0.760</text:p>
          </table:table-cell>
          <table:table-cell table:formula="of:=COS(2*PI()*[.B122]*[.$B$6])" office:value-type="float" office:value="0.309016994374947" calcext:value-type="float">
            <text:p>0.309016994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23]*[.$B$2]+[.$B$3]" office:value-type="float" office:value="0.766666666666667" calcext:value-type="float">
            <text:p>0.767</text:p>
          </table:table-cell>
          <table:table-cell table:formula="of:=COS(2*PI()*[.B123]*[.$B$6]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24]*[.$B$2]+[.$B$3]" office:value-type="float" office:value="0.773333333333333" calcext:value-type="float">
            <text:p>0.773</text:p>
          </table:table-cell>
          <table:table-cell table:formula="of:=COS(2*PI()*[.B124]*[.$B$6])" office:value-type="float" office:value="0.669130606358859" calcext:value-type="float">
            <text:p>0.669130606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25]*[.$B$2]+[.$B$3]" office:value-type="float" office:value="0.78" calcext:value-type="float">
            <text:p>0.780</text:p>
          </table:table-cell>
          <table:table-cell table:formula="of:=COS(2*PI()*[.B125]*[.$B$6])" office:value-type="float" office:value="0.809016994374947" calcext:value-type="float">
            <text:p>0.809016994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26]*[.$B$2]+[.$B$3]" office:value-type="float" office:value="0.786666666666667" calcext:value-type="float">
            <text:p>0.787</text:p>
          </table:table-cell>
          <table:table-cell table:formula="of:=COS(2*PI()*[.B126]*[.$B$6])" office:value-type="float" office:value="0.913545457642602" calcext:value-type="float">
            <text:p>0.913545457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27]*[.$B$2]+[.$B$3]" office:value-type="float" office:value="0.793333333333333" calcext:value-type="float">
            <text:p>0.793</text:p>
          </table:table-cell>
          <table:table-cell table:formula="of:=COS(2*PI()*[.B127]*[.$B$6])" office:value-type="float" office:value="0.978147600733805" calcext:value-type="float">
            <text:p>0.978147600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8]*[.$B$2]+[.$B$3]" office:value-type="float" office:value="0.8" calcext:value-type="float">
            <text:p>0.800</text:p>
          </table:table-cell>
          <table:table-cell table:formula="of:=COS(2*PI()*[.B128]*[.$B$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29]*[.$B$2]+[.$B$3]" office:value-type="float" office:value="0.806666666666667" calcext:value-type="float">
            <text:p>0.807</text:p>
          </table:table-cell>
          <table:table-cell table:formula="of:=COS(2*PI()*[.B129]*[.$B$6])" office:value-type="float" office:value="0.978147600733805" calcext:value-type="float">
            <text:p>0.978147600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30]*[.$B$2]+[.$B$3]" office:value-type="float" office:value="0.813333333333333" calcext:value-type="float">
            <text:p>0.813</text:p>
          </table:table-cell>
          <table:table-cell table:formula="of:=COS(2*PI()*[.B130]*[.$B$6])" office:value-type="float" office:value="0.9135454576426" calcext:value-type="float">
            <text:p>0.913545457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31]*[.$B$2]+[.$B$3]" office:value-type="float" office:value="0.82" calcext:value-type="float">
            <text:p>0.820</text:p>
          </table:table-cell>
          <table:table-cell table:formula="of:=COS(2*PI()*[.B131]*[.$B$6])" office:value-type="float" office:value="0.809016994374948" calcext:value-type="float">
            <text:p>0.809016994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32]*[.$B$2]+[.$B$3]" office:value-type="float" office:value="0.826666666666667" calcext:value-type="float">
            <text:p>0.827</text:p>
          </table:table-cell>
          <table:table-cell table:formula="of:=COS(2*PI()*[.B132]*[.$B$6])" office:value-type="float" office:value="0.669130606358858" calcext:value-type="float">
            <text:p>0.669130606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33]*[.$B$2]+[.$B$3]" office:value-type="float" office:value="0.833333333333333" calcext:value-type="float">
            <text:p>0.833</text:p>
          </table:table-cell>
          <table:table-cell table:formula="of:=COS(2*PI()*[.B133]*[.$B$6])" office:value-type="float" office:value="0.499999999999999" calcext:value-type="float">
            <text:p>0.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34]*[.$B$2]+[.$B$3]" office:value-type="float" office:value="0.84" calcext:value-type="float">
            <text:p>0.840</text:p>
          </table:table-cell>
          <table:table-cell table:formula="of:=COS(2*PI()*[.B134]*[.$B$6])" office:value-type="float" office:value="0.309016994374948" calcext:value-type="float">
            <text:p>0.309016994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35]*[.$B$2]+[.$B$3]" office:value-type="float" office:value="0.846666666666667" calcext:value-type="float">
            <text:p>0.847</text:p>
          </table:table-cell>
          <table:table-cell table:formula="of:=COS(2*PI()*[.B135]*[.$B$6])" office:value-type="float" office:value="0.104528463267653" calcext:value-type="float">
            <text:p>0.10452846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36]*[.$B$2]+[.$B$3]" office:value-type="float" office:value="0.853333333333333" calcext:value-type="float">
            <text:p>0.853</text:p>
          </table:table-cell>
          <table:table-cell table:formula="of:=COS(2*PI()*[.B136]*[.$B$6])" office:value-type="float" office:value="-0.104528463267655" calcext:value-type="float">
            <text:p>-0.104528463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37]*[.$B$2]+[.$B$3]" office:value-type="float" office:value="0.86" calcext:value-type="float">
            <text:p>0.860</text:p>
          </table:table-cell>
          <table:table-cell table:formula="of:=COS(2*PI()*[.B137]*[.$B$6])" office:value-type="float" office:value="-0.30901699437495" calcext:value-type="float">
            <text:p>-0.309016994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38]*[.$B$2]+[.$B$3]" office:value-type="float" office:value="0.866666666666667" calcext:value-type="float">
            <text:p>0.867</text:p>
          </table:table-cell>
          <table:table-cell table:formula="of:=COS(2*PI()*[.B138]*[.$B$6])" office:value-type="float" office:value="-0.500000000000003" calcext:value-type="float">
            <text:p>-0.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39]*[.$B$2]+[.$B$3]" office:value-type="float" office:value="0.873333333333333" calcext:value-type="float">
            <text:p>0.873</text:p>
          </table:table-cell>
          <table:table-cell table:formula="of:=COS(2*PI()*[.B139]*[.$B$6])" office:value-type="float" office:value="-0.669130606358859" calcext:value-type="float">
            <text:p>-0.669130606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40]*[.$B$2]+[.$B$3]" office:value-type="float" office:value="0.88" calcext:value-type="float">
            <text:p>0.880</text:p>
          </table:table-cell>
          <table:table-cell table:formula="of:=COS(2*PI()*[.B140]*[.$B$6])" office:value-type="float" office:value="-0.809016994374947" calcext:value-type="float">
            <text:p>-0.809016994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41]*[.$B$2]+[.$B$3]" office:value-type="float" office:value="0.886666666666667" calcext:value-type="float">
            <text:p>0.887</text:p>
          </table:table-cell>
          <table:table-cell table:formula="of:=COS(2*PI()*[.B141]*[.$B$6])" office:value-type="float" office:value="-0.913545457642601" calcext:value-type="float">
            <text:p>-0.913545457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42]*[.$B$2]+[.$B$3]" office:value-type="float" office:value="0.893333333333333" calcext:value-type="float">
            <text:p>0.893</text:p>
          </table:table-cell>
          <table:table-cell table:formula="of:=COS(2*PI()*[.B142]*[.$B$6])" office:value-type="float" office:value="-0.978147600733806" calcext:value-type="float">
            <text:p>-0.978147600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43]*[.$B$2]+[.$B$3]" office:value-type="float" office:value="0.9" calcext:value-type="float">
            <text:p>0.900</text:p>
          </table:table-cell>
          <table:table-cell table:formula="of:=COS(2*PI()*[.B143]*[.$B$6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44]*[.$B$2]+[.$B$3]" office:value-type="float" office:value="0.906666666666667" calcext:value-type="float">
            <text:p>0.907</text:p>
          </table:table-cell>
          <table:table-cell table:formula="of:=COS(2*PI()*[.B144]*[.$B$6])" office:value-type="float" office:value="-0.978147600733806" calcext:value-type="float">
            <text:p>-0.978147600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45]*[.$B$2]+[.$B$3]" office:value-type="float" office:value="0.913333333333333" calcext:value-type="float">
            <text:p>0.913</text:p>
          </table:table-cell>
          <table:table-cell table:formula="of:=COS(2*PI()*[.B145]*[.$B$6])" office:value-type="float" office:value="-0.913545457642599" calcext:value-type="float">
            <text:p>-0.913545457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46]*[.$B$2]+[.$B$3]" office:value-type="float" office:value="0.92" calcext:value-type="float">
            <text:p>0.920</text:p>
          </table:table-cell>
          <table:table-cell table:formula="of:=COS(2*PI()*[.B146]*[.$B$6])" office:value-type="float" office:value="-0.809016994374948" calcext:value-type="float">
            <text:p>-0.809016994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47]*[.$B$2]+[.$B$3]" office:value-type="float" office:value="0.926666666666667" calcext:value-type="float">
            <text:p>0.927</text:p>
          </table:table-cell>
          <table:table-cell table:formula="of:=COS(2*PI()*[.B147]*[.$B$6])" office:value-type="float" office:value="-0.669130606358858" calcext:value-type="float">
            <text:p>-0.669130606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48]*[.$B$2]+[.$B$3]" office:value-type="float" office:value="0.933333333333333" calcext:value-type="float">
            <text:p>0.933</text:p>
          </table:table-cell>
          <table:table-cell table:formula="of:=COS(2*PI()*[.B148]*[.$B$6])" office:value-type="float" office:value="-0.499999999999999" calcext:value-type="float">
            <text:p>-0.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49]*[.$B$2]+[.$B$3]" office:value-type="float" office:value="0.94" calcext:value-type="float">
            <text:p>0.940</text:p>
          </table:table-cell>
          <table:table-cell table:formula="of:=COS(2*PI()*[.B149]*[.$B$6])" office:value-type="float" office:value="-0.309016994374945" calcext:value-type="float">
            <text:p>-0.309016994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50]*[.$B$2]+[.$B$3]" office:value-type="float" office:value="0.946666666666667" calcext:value-type="float">
            <text:p>0.947</text:p>
          </table:table-cell>
          <table:table-cell table:formula="of:=COS(2*PI()*[.B150]*[.$B$6])" office:value-type="float" office:value="-0.104528463267653" calcext:value-type="float">
            <text:p>-0.104528463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51]*[.$B$2]+[.$B$3]" office:value-type="float" office:value="0.953333333333333" calcext:value-type="float">
            <text:p>0.953</text:p>
          </table:table-cell>
          <table:table-cell table:formula="of:=COS(2*PI()*[.B151]*[.$B$6])" office:value-type="float" office:value="0.104528463267655" calcext:value-type="float">
            <text:p>0.104528463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52]*[.$B$2]+[.$B$3]" office:value-type="float" office:value="0.96" calcext:value-type="float">
            <text:p>0.960</text:p>
          </table:table-cell>
          <table:table-cell table:formula="of:=COS(2*PI()*[.B152]*[.$B$6])" office:value-type="float" office:value="0.30901699437495" calcext:value-type="float">
            <text:p>0.309016994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53]*[.$B$2]+[.$B$3]" office:value-type="float" office:value="0.966666666666667" calcext:value-type="float">
            <text:p>0.967</text:p>
          </table:table-cell>
          <table:table-cell table:formula="of:=COS(2*PI()*[.B153]*[.$B$6])" office:value-type="float" office:value="0.499999999999997" calcext:value-type="float">
            <text:p>0.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54]*[.$B$2]+[.$B$3]" office:value-type="float" office:value="0.973333333333333" calcext:value-type="float">
            <text:p>0.973</text:p>
          </table:table-cell>
          <table:table-cell table:formula="of:=COS(2*PI()*[.B154]*[.$B$6])" office:value-type="float" office:value="0.669130606358859" calcext:value-type="float">
            <text:p>0.669130606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155]*[.$B$2]+[.$B$3]" office:value-type="float" office:value="0.98" calcext:value-type="float">
            <text:p>0.980</text:p>
          </table:table-cell>
          <table:table-cell table:formula="of:=COS(2*PI()*[.B155]*[.$B$6])" office:value-type="float" office:value="0.809016994374949" calcext:value-type="float">
            <text:p>0.809016994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56]*[.$B$2]+[.$B$3]" office:value-type="float" office:value="0.986666666666667" calcext:value-type="float">
            <text:p>0.987</text:p>
          </table:table-cell>
          <table:table-cell table:formula="of:=COS(2*PI()*[.B156]*[.$B$6])" office:value-type="float" office:value="0.913545457642599" calcext:value-type="float">
            <text:p>0.913545457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57]*[.$B$2]+[.$B$3]" office:value-type="float" office:value="0.993333333333333" calcext:value-type="float">
            <text:p>0.993</text:p>
          </table:table-cell>
          <table:table-cell table:formula="of:=COS(2*PI()*[.B157]*[.$B$6])" office:value-type="float" office:value="0.978147600733807" calcext:value-type="float">
            <text:p>0.978147600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58]*[.$B$2]+[.$B$3]" office:value-type="float" office:value="1" calcext:value-type="float">
            <text:p>1.000</text:p>
          </table:table-cell>
          <table:table-cell table:formula="of:=COS(2*PI()*[.B158]*[.$B$6]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14:17:14.696256956</meta:creation-date>
    <dc:date>2019-05-17T10:54:14.545894621</dc:date>
    <meta:editing-duration>P14DT20H23M10S</meta:editing-duration>
    <meta:editing-cycles>2</meta:editing-cycles>
    <meta:generator>LibreOffice/4.1.6.2$Linux_X86_64 LibreOffice_project/410m0$Build-2</meta:generator>
    <meta:document-statistic meta:table-count="1" meta:cell-count="4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scatter" chart:style-name="ch1">
        <chart:legend chart:legend-position="end" svg:x="13.738cm" svg:y="4.203cm" style:legend-expansion="high" chart:style-name="ch2"/>
        <chart:plot-area chart:style-name="ch3" table:cell-range-address="Sheet1.B8:Sheet1.C158" svg:x="0.77cm" svg:y="0.855cm" svg:width="12.328cm" svg:height="7.55cm">
          <chartooo:coordinate-region svg:x="1.603cm" svg:y="1.054cm" svg:width="11.07cm" svg:height="7.1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8:Sheet1.C158" chart:class="chart:scatter">
            <chart:domain table:cell-range-address="Sheet1.B8:Sheet1.B158"/>
            <chart:data-point chart:repeated="1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8:Sheet1.B158</svg:desc>
                </draw:g>
              </table:table-cell>
              <table:table-cell office:value-type="float" office:value="1">
                <text:p>1</text:p>
                <draw:g>
                  <svg:desc>Sheet1.C8:Sheet1.C1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66666666666667">
                <text:p>0.00666666666666667</text:p>
              </table:table-cell>
              <table:table-cell office:value-type="float" office:value="0.978147600733806">
                <text:p>0.9781476007338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913545457642601">
                <text:p>0.9135454576426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669130606358858">
                <text:p>0.6691306063588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">
                <text:p>0.04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66666666666667">
                <text:p>0.0466666666666667</text:p>
              </table:table-cell>
              <table:table-cell office:value-type="float" office:value="0.104528463267653">
                <text:p>0.1045284632676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33333333333333">
                <text:p>0.0533333333333333</text:p>
              </table:table-cell>
              <table:table-cell office:value-type="float" office:value="-0.104528463267654">
                <text:p>-0.1045284632676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">
                <text:p>0.06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33333333333333">
                <text:p>0.0733333333333333</text:p>
              </table:table-cell>
              <table:table-cell office:value-type="float" office:value="-0.669130606358858">
                <text:p>-0.6691306063588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">
                <text:p>0.08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66666666666667">
                <text:p>0.0866666666666667</text:p>
              </table:table-cell>
              <table:table-cell office:value-type="float" office:value="-0.913545457642601">
                <text:p>-0.9135454576426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33333333333333">
                <text:p>0.0933333333333333</text:p>
              </table:table-cell>
              <table:table-cell office:value-type="float" office:value="-0.978147600733806">
                <text:p>-0.9781476007338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">
                <text:p>0.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6666666666667">
                <text:p>0.106666666666667</text:p>
              </table:table-cell>
              <table:table-cell office:value-type="float" office:value="-0.978147600733806">
                <text:p>-0.9781476007338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3333333333333">
                <text:p>0.113333333333333</text:p>
              </table:table-cell>
              <table:table-cell office:value-type="float" office:value="-0.913545457642601">
                <text:p>-0.9135454576426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2">
                <text:p>0.12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26666666666667">
                <text:p>0.126666666666667</text:p>
              </table:table-cell>
              <table:table-cell office:value-type="float" office:value="-0.669130606358858">
                <text:p>-0.6691306063588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4">
                <text:p>0.14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46666666666667">
                <text:p>0.146666666666667</text:p>
              </table:table-cell>
              <table:table-cell office:value-type="float" office:value="-0.104528463267654">
                <text:p>-0.1045284632676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53333333333333">
                <text:p>0.153333333333333</text:p>
              </table:table-cell>
              <table:table-cell office:value-type="float" office:value="0.104528463267654">
                <text:p>0.1045284632676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6">
                <text:p>0.16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500000000000001">
                <text:p>0.500000000000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73333333333333">
                <text:p>0.173333333333333</text:p>
              </table:table-cell>
              <table:table-cell office:value-type="float" office:value="0.669130606358858">
                <text:p>0.6691306063588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8">
                <text:p>0.18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86666666666667">
                <text:p>0.186666666666667</text:p>
              </table:table-cell>
              <table:table-cell office:value-type="float" office:value="0.913545457642601">
                <text:p>0.9135454576426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93333333333333">
                <text:p>0.193333333333333</text:p>
              </table:table-cell>
              <table:table-cell office:value-type="float" office:value="0.978147600733806">
                <text:p>0.9781476007338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06666666666667">
                <text:p>0.206666666666667</text:p>
              </table:table-cell>
              <table:table-cell office:value-type="float" office:value="0.978147600733806">
                <text:p>0.9781476007338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13333333333333">
                <text:p>0.213333333333333</text:p>
              </table:table-cell>
              <table:table-cell office:value-type="float" office:value="0.913545457642601">
                <text:p>0.9135454576426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2">
                <text:p>0.22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26666666666667">
                <text:p>0.226666666666667</text:p>
              </table:table-cell>
              <table:table-cell office:value-type="float" office:value="0.669130606358858">
                <text:p>0.6691306063588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4">
                <text:p>0.24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46666666666667">
                <text:p>0.246666666666667</text:p>
              </table:table-cell>
              <table:table-cell office:value-type="float" office:value="0.104528463267654">
                <text:p>0.1045284632676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53333333333333">
                <text:p>0.253333333333333</text:p>
              </table:table-cell>
              <table:table-cell office:value-type="float" office:value="-0.104528463267654">
                <text:p>-0.1045284632676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6">
                <text:p>0.26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-0.499999999999999">
                <text:p>-0.4999999999999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73333333333333">
                <text:p>0.273333333333333</text:p>
              </table:table-cell>
              <table:table-cell office:value-type="float" office:value="-0.669130606358858">
                <text:p>-0.6691306063588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8">
                <text:p>0.28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86666666666667">
                <text:p>0.286666666666667</text:p>
              </table:table-cell>
              <table:table-cell office:value-type="float" office:value="-0.913545457642601">
                <text:p>-0.9135454576426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93333333333333">
                <text:p>0.293333333333333</text:p>
              </table:table-cell>
              <table:table-cell office:value-type="float" office:value="-0.978147600733805">
                <text:p>-0.9781476007338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">
                <text:p>0.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-0.978147600733805">
                <text:p>-0.9781476007338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13333333333333">
                <text:p>0.313333333333333</text:p>
              </table:table-cell>
              <table:table-cell office:value-type="float" office:value="-0.913545457642601">
                <text:p>-0.9135454576426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2">
                <text:p>0.32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26666666666667">
                <text:p>0.326666666666667</text:p>
              </table:table-cell>
              <table:table-cell office:value-type="float" office:value="-0.669130606358859">
                <text:p>-0.6691306063588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-0.499999999999998">
                <text:p>-0.4999999999999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4">
                <text:p>0.34</text:p>
              </table:table-cell>
              <table:table-cell office:value-type="float" office:value="-0.309016994374946">
                <text:p>-0.3090169943749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46666666666667">
                <text:p>0.346666666666667</text:p>
              </table:table-cell>
              <table:table-cell office:value-type="float" office:value="-0.104528463267654">
                <text:p>-0.1045284632676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53333333333333">
                <text:p>0.353333333333333</text:p>
              </table:table-cell>
              <table:table-cell office:value-type="float" office:value="0.104528463267654">
                <text:p>0.1045284632676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6">
                <text:p>0.36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500000000000001">
                <text:p>0.5000000000000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73333333333333">
                <text:p>0.373333333333333</text:p>
              </table:table-cell>
              <table:table-cell office:value-type="float" office:value="0.669130606358858">
                <text:p>0.6691306063588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8">
                <text:p>0.38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86666666666667">
                <text:p>0.386666666666667</text:p>
              </table:table-cell>
              <table:table-cell office:value-type="float" office:value="0.913545457642601">
                <text:p>0.9135454576426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93333333333333">
                <text:p>0.393333333333333</text:p>
              </table:table-cell>
              <table:table-cell office:value-type="float" office:value="0.978147600733806">
                <text:p>0.9781476007338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06666666666667">
                <text:p>0.406666666666667</text:p>
              </table:table-cell>
              <table:table-cell office:value-type="float" office:value="0.978147600733805">
                <text:p>0.9781476007338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13333333333333">
                <text:p>0.413333333333333</text:p>
              </table:table-cell>
              <table:table-cell office:value-type="float" office:value="0.913545457642601">
                <text:p>0.9135454576426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2">
                <text:p>0.42</text:p>
              </table:table-cell>
              <table:table-cell office:value-type="float" office:value="0.809016994374948">
                <text:p>0.8090169943749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26666666666667">
                <text:p>0.426666666666667</text:p>
              </table:table-cell>
              <table:table-cell office:value-type="float" office:value="0.669130606358858">
                <text:p>0.6691306063588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0.499999999999998">
                <text:p>0.4999999999999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4">
                <text:p>0.44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46666666666667">
                <text:p>0.446666666666667</text:p>
              </table:table-cell>
              <table:table-cell office:value-type="float" office:value="0.104528463267653">
                <text:p>0.1045284632676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53333333333333">
                <text:p>0.453333333333333</text:p>
              </table:table-cell>
              <table:table-cell office:value-type="float" office:value="-0.104528463267654">
                <text:p>-0.1045284632676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6">
                <text:p>0.46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-0.500000000000001">
                <text:p>-0.50000000000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73333333333333">
                <text:p>0.473333333333333</text:p>
              </table:table-cell>
              <table:table-cell office:value-type="float" office:value="-0.669130606358858">
                <text:p>-0.6691306063588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8">
                <text:p>0.48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86666666666667">
                <text:p>0.486666666666667</text:p>
              </table:table-cell>
              <table:table-cell office:value-type="float" office:value="-0.913545457642601">
                <text:p>-0.9135454576426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93333333333333">
                <text:p>0.493333333333333</text:p>
              </table:table-cell>
              <table:table-cell office:value-type="float" office:value="-0.978147600733805">
                <text:p>-0.9781476007338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">
                <text:p>0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06666666666667">
                <text:p>0.506666666666667</text:p>
              </table:table-cell>
              <table:table-cell office:value-type="float" office:value="-0.978147600733805">
                <text:p>-0.9781476007338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13333333333333">
                <text:p>0.513333333333333</text:p>
              </table:table-cell>
              <table:table-cell office:value-type="float" office:value="-0.9135454576426">
                <text:p>-0.91354545764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2">
                <text:p>0.52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26666666666667">
                <text:p>0.526666666666667</text:p>
              </table:table-cell>
              <table:table-cell office:value-type="float" office:value="-0.669130606358858">
                <text:p>-0.6691306063588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-0.500000000000002">
                <text:p>-0.5000000000000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4">
                <text:p>0.54</text:p>
              </table:table-cell>
              <table:table-cell office:value-type="float" office:value="-0.309016994374945">
                <text:p>-0.3090169943749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46666666666667">
                <text:p>0.546666666666667</text:p>
              </table:table-cell>
              <table:table-cell office:value-type="float" office:value="-0.104528463267653">
                <text:p>-0.1045284632676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53333333333333">
                <text:p>0.553333333333333</text:p>
              </table:table-cell>
              <table:table-cell office:value-type="float" office:value="0.104528463267652">
                <text:p>0.1045284632676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6">
                <text:p>0.56</text:p>
              </table:table-cell>
              <table:table-cell office:value-type="float" office:value="0.30901699437495">
                <text:p>0.309016994374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0.499999999999997">
                <text:p>0.4999999999999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73333333333333">
                <text:p>0.573333333333333</text:p>
              </table:table-cell>
              <table:table-cell office:value-type="float" office:value="0.669130606358859">
                <text:p>0.6691306063588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8">
                <text:p>0.58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86666666666667">
                <text:p>0.586666666666667</text:p>
              </table:table-cell>
              <table:table-cell office:value-type="float" office:value="0.9135454576426">
                <text:p>0.91354545764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93333333333333">
                <text:p>0.593333333333333</text:p>
              </table:table-cell>
              <table:table-cell office:value-type="float" office:value="0.978147600733806">
                <text:p>0.9781476007338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06666666666667">
                <text:p>0.606666666666667</text:p>
              </table:table-cell>
              <table:table-cell office:value-type="float" office:value="0.978147600733806">
                <text:p>0.9781476007338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13333333333333">
                <text:p>0.613333333333333</text:p>
              </table:table-cell>
              <table:table-cell office:value-type="float" office:value="0.9135454576426">
                <text:p>0.91354545764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2">
                <text:p>0.62</text:p>
              </table:table-cell>
              <table:table-cell office:value-type="float" office:value="0.809016994374948">
                <text:p>0.8090169943749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26666666666667">
                <text:p>0.626666666666667</text:p>
              </table:table-cell>
              <table:table-cell office:value-type="float" office:value="0.669130606358858">
                <text:p>0.6691306063588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0.499999999999999">
                <text:p>0.4999999999999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4">
                <text:p>0.64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46666666666667">
                <text:p>0.646666666666667</text:p>
              </table:table-cell>
              <table:table-cell office:value-type="float" office:value="0.104528463267653">
                <text:p>0.1045284632676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53333333333333">
                <text:p>0.653333333333333</text:p>
              </table:table-cell>
              <table:table-cell office:value-type="float" office:value="-0.104528463267651">
                <text:p>-0.1045284632676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6">
                <text:p>0.66</text:p>
              </table:table-cell>
              <table:table-cell office:value-type="float" office:value="-0.30901699437495">
                <text:p>-0.309016994374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-0.500000000000003">
                <text:p>-0.5000000000000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73333333333333">
                <text:p>0.673333333333333</text:p>
              </table:table-cell>
              <table:table-cell office:value-type="float" office:value="-0.669130606358857">
                <text:p>-0.6691306063588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8">
                <text:p>0.68</text:p>
              </table:table-cell>
              <table:table-cell office:value-type="float" office:value="-0.809016994374949">
                <text:p>-0.8090169943749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86666666666667">
                <text:p>0.686666666666667</text:p>
              </table:table-cell>
              <table:table-cell office:value-type="float" office:value="-0.913545457642602">
                <text:p>-0.9135454576426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93333333333333">
                <text:p>0.693333333333333</text:p>
              </table:table-cell>
              <table:table-cell office:value-type="float" office:value="-0.978147600733805">
                <text:p>-0.9781476007338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">
                <text:p>0.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06666666666667">
                <text:p>0.706666666666667</text:p>
              </table:table-cell>
              <table:table-cell office:value-type="float" office:value="-0.978147600733806">
                <text:p>-0.9781476007338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13333333333333">
                <text:p>0.713333333333333</text:p>
              </table:table-cell>
              <table:table-cell office:value-type="float" office:value="-0.913545457642602">
                <text:p>-0.9135454576426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2">
                <text:p>0.72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26666666666667">
                <text:p>0.726666666666667</text:p>
              </table:table-cell>
              <table:table-cell office:value-type="float" office:value="-0.669130606358858">
                <text:p>-0.6691306063588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-0.499999999999999">
                <text:p>-0.4999999999999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74">
                <text:p>0.74</text:p>
              </table:table-cell>
              <table:table-cell office:value-type="float" office:value="-0.309016994374945">
                <text:p>-0.3090169943749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746666666666667">
                <text:p>0.746666666666667</text:p>
              </table:table-cell>
              <table:table-cell office:value-type="float" office:value="-0.104528463267653">
                <text:p>-0.1045284632676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753333333333333">
                <text:p>0.753333333333333</text:p>
              </table:table-cell>
              <table:table-cell office:value-type="float" office:value="0.104528463267655">
                <text:p>0.1045284632676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76">
                <text:p>0.76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773333333333333">
                <text:p>0.773333333333333</text:p>
              </table:table-cell>
              <table:table-cell office:value-type="float" office:value="0.669130606358859">
                <text:p>0.66913060635885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78">
                <text:p>0.78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86666666666667">
                <text:p>0.786666666666667</text:p>
              </table:table-cell>
              <table:table-cell office:value-type="float" office:value="0.913545457642602">
                <text:p>0.9135454576426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93333333333333">
                <text:p>0.793333333333333</text:p>
              </table:table-cell>
              <table:table-cell office:value-type="float" office:value="0.978147600733805">
                <text:p>0.9781476007338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06666666666667">
                <text:p>0.806666666666667</text:p>
              </table:table-cell>
              <table:table-cell office:value-type="float" office:value="0.978147600733805">
                <text:p>0.9781476007338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13333333333333">
                <text:p>0.813333333333333</text:p>
              </table:table-cell>
              <table:table-cell office:value-type="float" office:value="0.9135454576426">
                <text:p>0.91354545764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2">
                <text:p>0.82</text:p>
              </table:table-cell>
              <table:table-cell office:value-type="float" office:value="0.809016994374948">
                <text:p>0.8090169943749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26666666666667">
                <text:p>0.826666666666667</text:p>
              </table:table-cell>
              <table:table-cell office:value-type="float" office:value="0.669130606358858">
                <text:p>0.6691306063588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499999999999999">
                <text:p>0.4999999999999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84">
                <text:p>0.84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46666666666667">
                <text:p>0.846666666666667</text:p>
              </table:table-cell>
              <table:table-cell office:value-type="float" office:value="0.104528463267653">
                <text:p>0.10452846326765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53333333333333">
                <text:p>0.853333333333333</text:p>
              </table:table-cell>
              <table:table-cell office:value-type="float" office:value="-0.104528463267655">
                <text:p>-0.1045284632676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6">
                <text:p>0.86</text:p>
              </table:table-cell>
              <table:table-cell office:value-type="float" office:value="-0.30901699437495">
                <text:p>-0.309016994374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-0.500000000000003">
                <text:p>-0.5000000000000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873333333333333">
                <text:p>0.873333333333333</text:p>
              </table:table-cell>
              <table:table-cell office:value-type="float" office:value="-0.669130606358859">
                <text:p>-0.6691306063588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88">
                <text:p>0.88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886666666666667">
                <text:p>0.886666666666667</text:p>
              </table:table-cell>
              <table:table-cell office:value-type="float" office:value="-0.913545457642601">
                <text:p>-0.9135454576426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-0.978147600733806">
                <text:p>-0.9781476007338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">
                <text:p>0.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06666666666667">
                <text:p>0.906666666666667</text:p>
              </table:table-cell>
              <table:table-cell office:value-type="float" office:value="-0.978147600733806">
                <text:p>-0.9781476007338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13333333333333">
                <text:p>0.913333333333333</text:p>
              </table:table-cell>
              <table:table-cell office:value-type="float" office:value="-0.913545457642599">
                <text:p>-0.9135454576425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2">
                <text:p>0.92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26666666666667">
                <text:p>0.926666666666667</text:p>
              </table:table-cell>
              <table:table-cell office:value-type="float" office:value="-0.669130606358858">
                <text:p>-0.6691306063588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-0.499999999999999">
                <text:p>-0.4999999999999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4">
                <text:p>0.94</text:p>
              </table:table-cell>
              <table:table-cell office:value-type="float" office:value="-0.309016994374945">
                <text:p>-0.3090169943749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46666666666667">
                <text:p>0.946666666666667</text:p>
              </table:table-cell>
              <table:table-cell office:value-type="float" office:value="-0.104528463267653">
                <text:p>-0.1045284632676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53333333333333">
                <text:p>0.953333333333333</text:p>
              </table:table-cell>
              <table:table-cell office:value-type="float" office:value="0.104528463267655">
                <text:p>0.1045284632676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6">
                <text:p>0.96</text:p>
              </table:table-cell>
              <table:table-cell office:value-type="float" office:value="0.30901699437495">
                <text:p>0.309016994374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499999999999997">
                <text:p>0.49999999999999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73333333333333">
                <text:p>0.973333333333333</text:p>
              </table:table-cell>
              <table:table-cell office:value-type="float" office:value="0.669130606358859">
                <text:p>0.66913060635885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8">
                <text:p>0.98</text:p>
              </table:table-cell>
              <table:table-cell office:value-type="float" office:value="0.809016994374949">
                <text:p>0.8090169943749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.913545457642599">
                <text:p>0.9135454576425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93333333333333">
                <text:p>0.993333333333333</text:p>
              </table:table-cell>
              <table:table-cell office:value-type="float" office:value="0.978147600733807">
                <text:p>0.97814760073380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